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35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1.341cm" svg:height="1.341cm" svg:x="4.668cm" svg:y="11.46cm">
          <text:p text:style-name="P1"><text:span text:style-name="T1">q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3" draw:layer="layout" svg:width="0.873cm" svg:height="0.873cm" svg:x="4.905cm" svg:y="11.688cm">
          <text:p text:style-name="P1"><text:span text:style-name="T1">q0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3" draw:layer="layout" svg:width="1.341cm" svg:height="1.341cm" svg:x="7.914cm" svg:y="14cm">
          <text:p text:style-name="P1"><text:span text:style-name="T1">q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2" draw:layer="layout" svg:width="1.341cm" svg:height="1.341cm" svg:x="4.668cm" svg:y="14cm">
          <text:p text:style-name="P1"><text:span text:style-name="T1">q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4" draw:layer="layout" draw:type="line" svg:x1="5.338cm" svg:y1="12.801cm" svg:x2="5.338cm" svg:y2="14cm" draw:start-shape="id1" draw:start-glue-point="8" draw:end-shape="id2" draw:end-glue-point="4" svg:d="m5338 12801v1199">
          <text:p text:style-name="P5"/>
        </draw:connector>
        <draw:frame draw:style-name="gr3" draw:text-style-name="P6" draw:layer="layout" svg:width="0.739cm" svg:height="0.725cm" svg:x="4.804cm" svg:y="12.975cm">
          <draw:text-box>
            <text:p text:style-name="P5"><text:span text:style-name="T1">a</text:span></text:p>
          </draw:text-box>
        </draw:frame>
        <draw:connector draw:style-name="gr2" draw:text-style-name="P4" draw:layer="layout" draw:type="curve" svg:x1="4.863cm" svg:y1="11.655cm" svg:x2="5.338cm" svg:y2="11.46cm" draw:start-shape="id1" draw:start-glue-point="5" draw:end-shape="id1" draw:end-glue-point="4" svg:d="m4863 11655c0-1044 475-946 475-195">
          <text:p text:style-name="P5"/>
        </draw:connector>
        <draw:frame draw:style-name="gr3" draw:text-style-name="P6" draw:layer="layout" svg:width="0.739cm" svg:height="0.725cm" svg:x="4.404cm" svg:y="10.635cm">
          <draw:text-box>
            <text:p text:style-name="P5"><text:span text:style-name="T1">b</text:span></text:p>
          </draw:text-box>
        </draw:frame>
        <draw:frame draw:style-name="gr3" draw:text-style-name="P6" draw:layer="layout" svg:width="0.739cm" svg:height="0.725cm" svg:x="3.9cm" svg:y="14.88cm">
          <draw:text-box>
            <text:p text:style-name="P5"><text:span text:style-name="T1">a</text:span></text:p>
          </draw:text-box>
        </draw:frame>
        <draw:connector draw:style-name="gr2" draw:text-style-name="P4" draw:layer="layout" draw:type="line" svg:x1="5.812cm" svg:y1="15.144cm" svg:x2="8.109cm" svg:y2="15.144cm" draw:start-shape="id2" draw:start-glue-point="9" draw:end-shape="id3" draw:end-glue-point="7" svg:d="m5812 15144h2297">
          <text:p text:style-name="P5"/>
        </draw:connector>
        <draw:frame draw:style-name="gr3" draw:text-style-name="P6" draw:layer="layout" svg:width="0.739cm" svg:height="0.725cm" svg:x="7.246cm" svg:y="14.335cm">
          <draw:text-box>
            <text:p text:style-name="P5"><text:span text:style-name="T1">b</text:span></text:p>
          </draw:text-box>
        </draw:frame>
        <draw:connector draw:style-name="gr2" draw:text-style-name="P4" draw:layer="layout" draw:type="line" svg:x1="8.109cm" svg:y1="14.195cm" svg:x2="5.812cm" svg:y2="14.195cm" draw:start-shape="id3" draw:start-glue-point="5" draw:end-shape="id2" draw:end-glue-point="11" svg:d="m8109 14195h-2297">
          <text:p text:style-name="P5"/>
        </draw:connector>
        <draw:frame draw:style-name="gr3" draw:text-style-name="P6" draw:layer="layout" svg:width="0.739cm" svg:height="0.725cm" svg:x="6.109cm" svg:y="13.565cm">
          <draw:text-box>
            <text:p text:style-name="P5"><text:span text:style-name="T1">a</text:span></text:p>
          </draw:text-box>
        </draw:frame>
        <draw:connector draw:style-name="gr2" draw:text-style-name="P4" draw:layer="layout" draw:type="line" svg:x1="8.584cm" svg:y1="14cm" svg:x2="6.009cm" svg:y2="12.13cm" draw:start-shape="id3" draw:end-shape="id1" draw:end-glue-point="10" svg:d="m8584 14000-2575-1870">
          <text:p text:style-name="P5"/>
        </draw:connector>
        <draw:frame draw:style-name="gr3" draw:text-style-name="P6" draw:layer="layout" svg:width="0.739cm" svg:height="0.725cm" svg:x="6.44cm" svg:y="11.995cm">
          <draw:text-box>
            <text:p text:style-name="P5"><text:span text:style-name="T1">b</text:span></text:p>
          </draw:text-box>
        </draw:frame>
        <draw:connector draw:style-name="gr2" draw:text-style-name="P4" draw:layer="layout" draw:type="curve" svg:x1="4.863cm" svg:y1="15.144cm" svg:x2="4.668cm" svg:y2="14.67cm" draw:start-shape="id2" draw:start-glue-point="7" draw:end-shape="id2" draw:end-glue-point="6" svg:d="m4863 15144c-1044 0-946-474-195-474">
          <text:p text:style-name="P5"/>
        </draw:connector>
        <draw:custom-shape draw:style-name="gr1" draw:text-style-name="P2" draw:id="id4" draw:layer="layout" svg:width="1.341cm" svg:height="1.341cm" svg:x="10.358cm" svg:y="8.249cm">
          <text:p text:style-name="P1"><text:span text:style-name="T1">q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3" draw:layer="layout" svg:width="0.873cm" svg:height="0.873cm" svg:x="10.595cm" svg:y="8.477cm">
          <text:p text:style-name="P1"><text:span text:style-name="T1">q0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onnector draw:style-name="gr2" draw:text-style-name="P4" draw:layer="layout" draw:type="curve" svg:x1="10.358cm" svg:y1="8.919cm" svg:x2="10.553cm" svg:y2="8.444cm" draw:start-shape="id4" draw:start-glue-point="6" draw:end-shape="id4" draw:end-glue-point="5" svg:d="m10358 8919c-751 0-849-475 195-475">
          <text:p text:style-name="P5"/>
        </draw:connector>
        <draw:frame draw:style-name="gr3" draw:text-style-name="P6" draw:layer="layout" svg:width="0.739cm" svg:height="0.725cm" svg:x="9.255cm" svg:y="8.429cm">
          <draw:text-box>
            <text:p text:style-name="P5"><text:span text:style-name="T1">a</text:span></text:p>
          </draw:text-box>
        </draw:frame>
        <draw:custom-shape draw:style-name="gr1" draw:text-style-name="P2" draw:id="id5" draw:layer="layout" svg:width="1.341cm" svg:height="1.341cm" svg:x="12.898cm" svg:y="8.249cm">
          <text:p text:style-name="P1"><text:span text:style-name="T1">q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7" draw:layer="layout" svg:width="1.341cm" svg:height="1.341cm" svg:x="15.438cm" svg:y="8.249cm">
          <text:p text:style-name="P1"><text:span text:style-name="T1">q2</text:span></text:p>
          <text:p text:style-name="P1"><text:span text:style-name="T1">od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4" draw:text-style-name="P4" draw:layer="layout" svg:x1="11.699cm" svg:y1="10.225cm" svg:x2="11.064cm" svg:y2="9.59cm">
          <text:p text:style-name="P5"/>
        </draw:line>
        <draw:line draw:style-name="gr4" draw:text-style-name="P4" draw:layer="layout" svg:x1="10.429cm" svg:y1="10.225cm" svg:x2="11.064cm" svg:y2="9.59cm">
          <text:p text:style-name="P5"/>
        </draw:line>
        <draw:connector draw:style-name="gr2" draw:text-style-name="P4" draw:layer="layout" draw:type="curve" svg:x1="11.502cm" svg:y1="9.393cm" svg:x2="13.093cm" svg:y2="9.393cm" draw:start-shape="id4" draw:start-glue-point="9" draw:end-shape="id5" draw:end-glue-point="7" svg:d="m11502 9393h1591">
          <text:p text:style-name="P5"/>
        </draw:connector>
        <draw:frame draw:style-name="gr3" draw:text-style-name="P6" draw:layer="layout" svg:width="0.739cm" svg:height="0.725cm" svg:x="12.13cm" svg:y="9.3cm">
          <draw:text-box>
            <text:p text:style-name="P5"><text:span text:style-name="T1">b</text:span></text:p>
          </draw:text-box>
        </draw:frame>
        <draw:connector draw:style-name="gr2" draw:text-style-name="P4" draw:layer="layout" draw:type="curve" svg:x1="12.994cm" svg:y1="7.314cm" svg:x2="11.502cm" svg:y2="8.444cm" draw:start-shape="id6" draw:start-glue-point="6" draw:end-shape="id4" draw:end-glue-point="11" svg:d="m12994 7314c-995 0-1492 376-1492 1130">
          <text:p text:style-name="P5"/>
        </draw:connector>
        <draw:frame draw:style-name="gr3" draw:text-style-name="P6" draw:layer="layout" svg:width="0.739cm" svg:height="0.725cm" svg:x="11.495cm" svg:y="7.495cm">
          <draw:text-box>
            <text:p text:style-name="P5"><text:span text:style-name="T1">a</text:span></text:p>
          </draw:text-box>
        </draw:frame>
        <draw:connector draw:style-name="gr2" draw:text-style-name="P4" draw:layer="layout" draw:type="curve" svg:x1="14.042cm" svg:y1="9.393cm" svg:x2="15.633cm" svg:y2="9.393cm" draw:start-shape="id5" draw:start-glue-point="9" draw:end-shape="id7" draw:end-glue-point="7" svg:d="m14042 9393h1591">
          <text:p text:style-name="P5"/>
        </draw:connector>
        <draw:frame draw:style-name="gr3" draw:text-style-name="P6" draw:layer="layout" svg:width="0.739cm" svg:height="0.725cm" svg:x="14.67cm" svg:y="9.355cm">
          <draw:text-box>
            <text:p text:style-name="P5"><text:span text:style-name="T1">a</text:span></text:p>
          </draw:text-box>
        </draw:frame>
        <draw:frame draw:style-name="gr3" draw:text-style-name="P6" draw:layer="layout" svg:width="0.739cm" svg:height="0.725cm" svg:x="14.666cm" svg:y="7.35cm">
          <draw:text-box>
            <text:p text:style-name="P5"><text:span text:style-name="T1">b</text:span></text:p>
          </draw:text-box>
        </draw:frame>
        <draw:connector draw:style-name="gr2" draw:text-style-name="P4" draw:layer="layout" draw:type="curve" svg:x1="15.633cm" svg:y1="8.444cm" svg:x2="14.335cm" svg:y2="7.314cm" draw:start-shape="id7" draw:start-glue-point="5" draw:end-shape="id6" svg:d="m15633 8444c-1120 0-472-1130-1298-1130">
          <text:p text:style-name="P5"/>
        </draw:connector>
        <draw:connector draw:style-name="gr2" draw:text-style-name="P4" draw:layer="layout" draw:type="curve" svg:x1="13.568cm" svg:y1="9.59cm" svg:x2="14.042cm" svg:y2="9.393cm" draw:start-shape="id5" draw:start-glue-point="8" draw:end-shape="id5" draw:end-glue-point="9" svg:d="m13568 9590c0 748 474 847 474-197">
          <text:p text:style-name="P5"/>
        </draw:connector>
        <draw:frame draw:style-name="gr3" draw:text-style-name="P6" draw:layer="layout" svg:width="0.739cm" svg:height="0.725cm" svg:x="13.169cm" svg:y="9.79cm">
          <draw:text-box>
            <text:p text:style-name="P5"><text:span text:style-name="T1">b</text:span></text:p>
          </draw:text-box>
        </draw:frame>
        <draw:connector draw:style-name="gr2" draw:text-style-name="P4" draw:layer="layout" draw:type="curve" svg:x1="16.582cm" svg:y1="8.444cm" svg:x2="16.108cm" svg:y2="8.249cm" draw:start-shape="id7" draw:start-glue-point="11" draw:end-shape="id7" draw:end-glue-point="4" svg:d="m16582 8444c0-1044-474-946-474-195">
          <text:p text:style-name="P5"/>
        </draw:connector>
        <draw:frame draw:style-name="gr3" draw:text-style-name="P6" draw:layer="layout" svg:width="0.739cm" svg:height="0.725cm" svg:x="16.275cm" svg:y="7.35cm">
          <draw:text-box>
            <text:p text:style-name="P5"><text:span text:style-name="T1">a</text:span></text:p>
          </draw:text-box>
        </draw:frame>
        <draw:custom-shape draw:style-name="gr1" draw:text-style-name="P2" draw:id="id8" draw:layer="layout" svg:width="1.341cm" svg:height="1.341cm" svg:x="4.81cm" svg:y="19.979cm">
          <text:p text:style-name="P1"><text:span text:style-name="T1">q0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9" draw:layer="layout" svg:width="2.54cm" svg:height="1.341cm" svg:x="7.35cm" svg:y="19.979cm">
          <text:p text:style-name="P1"><text:span text:style-name="T1">{q0, q1}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4" draw:layer="layout" draw:type="line" svg:x1="6.151cm" svg:y1="20.649cm" svg:x2="7.35cm" svg:y2="20.649cm" draw:start-shape="id8" draw:start-glue-point="10" draw:end-shape="id9" draw:end-glue-point="6" svg:d="m6151 20649h1199">
          <text:p text:style-name="P5"/>
        </draw:connector>
        <draw:frame draw:style-name="gr3" draw:text-style-name="P6" draw:layer="layout" svg:width="0.739cm" svg:height="0.725cm" svg:x="6.28cm" svg:y="20.06cm">
          <draw:text-box>
            <text:p text:style-name="P5"><text:span text:style-name="T1">a</text:span></text:p>
          </draw:text-box>
        </draw:frame>
        <draw:custom-shape draw:style-name="gr1" draw:text-style-name="P2" draw:id="id10" draw:layer="layout" svg:width="1.341cm" svg:height="1.341cm" svg:x="4.81cm" svg:y="23.789cm">
          <text:p text:style-name="P1"><text:span text:style-name="T1">0</text:span></text:p>
          <text:p text:style-name="P1"><text:span text:style-name="T1">fail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4" draw:layer="layout" draw:type="line" svg:x1="5.48cm" svg:y1="21.32cm" svg:x2="5.48cm" svg:y2="23.789cm" draw:start-shape="id8" draw:start-glue-point="8" draw:end-shape="id10" draw:end-glue-point="4" svg:d="m5480 21320v2469">
          <text:p text:style-name="P5"/>
        </draw:connector>
        <draw:frame draw:style-name="gr3" draw:text-style-name="P6" draw:layer="layout" svg:width="1.039cm" svg:height="0.725cm" svg:x="5.376cm" svg:y="21.42cm">
          <draw:text-box>
            <text:p text:style-name="P5"><text:span text:style-name="T1">b</text:span></text:p>
          </draw:text-box>
        </draw:frame>
        <draw:connector draw:style-name="gr2" draw:text-style-name="P4" draw:layer="layout" draw:type="curve" svg:x1="7.72cm" svg:y1="20.174cm" svg:x2="8.619cm" svg:y2="19.979cm" draw:start-shape="id9" draw:start-glue-point="5" draw:end-shape="id9" draw:end-glue-point="4" svg:d="m7720 20174c0-1044 899-946 899-195">
          <text:p text:style-name="P5"/>
        </draw:connector>
        <draw:frame draw:style-name="gr3" draw:text-style-name="P6" draw:layer="layout" svg:width="0.739cm" svg:height="0.725cm" svg:x="7.146cm" svg:y="19.125cm">
          <draw:text-box>
            <text:p text:style-name="P5"><text:span text:style-name="T1">a</text:span></text:p>
          </draw:text-box>
        </draw:frame>
        <draw:custom-shape draw:style-name="gr1" draw:text-style-name="P2" draw:id="id11" draw:layer="layout" svg:width="2.54cm" svg:height="1.341cm" svg:x="10.525cm" svg:y="19.979cm">
          <text:p text:style-name="P1"><text:span text:style-name="T1">{q0, q2}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4" draw:layer="layout" draw:type="line" svg:x1="9.89cm" svg:y1="20.649cm" svg:x2="10.525cm" svg:y2="20.649cm" draw:start-shape="id9" draw:start-glue-point="10" draw:end-shape="id11" draw:end-glue-point="6" svg:d="m9890 20649h635">
          <text:p text:style-name="P5"/>
        </draw:connector>
        <draw:frame draw:style-name="gr3" draw:text-style-name="P6" draw:layer="layout" svg:width="0.739cm" svg:height="0.725cm" svg:x="9.755cm" svg:y="19.95cm">
          <draw:text-box>
            <text:p text:style-name="P5"><text:span text:style-name="T1">b</text:span></text:p>
          </draw:text-box>
        </draw:frame>
        <draw:connector draw:style-name="gr2" draw:text-style-name="P4" draw:layer="layout" draw:type="curve" svg:x1="10.895cm" svg:y1="20.174cm" svg:x2="9.518cm" svg:y2="20.174cm" draw:start-shape="id11" draw:start-glue-point="5" draw:end-shape="id9" draw:end-glue-point="11" svg:d="m10895 20174c0-1044-1377-1044-1377 0">
          <text:p text:style-name="P5"/>
        </draw:connector>
        <draw:frame draw:style-name="gr3" draw:text-style-name="P6" draw:layer="layout" svg:width="0.739cm" svg:height="0.725cm" svg:x="9.12cm" svg:y="18.98cm">
          <draw:text-box>
            <text:p text:style-name="P5"><text:span text:style-name="T1">a</text:span></text:p>
          </draw:text-box>
        </draw:frame>
        <draw:custom-shape draw:style-name="gr1" draw:text-style-name="P2" draw:id="id12" draw:layer="layout" svg:width="2.54cm" svg:height="1.27cm" svg:x="10.525cm" svg:y="23.86cm">
          <text:p text:style-name="P1"><text:span text:style-name="T1">{q1, q2}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4" draw:layer="layout" draw:type="line" svg:x1="11.794cm" svg:y1="21.32cm" svg:x2="11.794cm" svg:y2="23.86cm" draw:start-shape="id11" draw:start-glue-point="8" draw:end-shape="id12" draw:end-glue-point="4" svg:d="m11794 21320v2540">
          <text:p text:style-name="P5"/>
        </draw:connector>
        <draw:frame draw:style-name="gr3" draw:text-style-name="P6" draw:layer="layout" svg:width="0.739cm" svg:height="0.725cm" svg:x="11.225cm" svg:y="21.42cm">
          <draw:text-box>
            <text:p text:style-name="P5"><text:span text:style-name="T1">b</text:span></text:p>
          </draw:text-box>
        </draw:frame>
        <draw:connector draw:style-name="gr2" draw:text-style-name="P4" draw:layer="layout" draw:type="line" svg:x1="10.525cm" svg:y1="24.494cm" svg:x2="6.151cm" svg:y2="24.459cm" draw:start-shape="id12" draw:start-glue-point="6" draw:end-shape="id10" draw:end-glue-point="10" svg:d="m10525 24494-4374-35">
          <text:p text:style-name="P5"/>
        </draw:connector>
        <draw:frame draw:style-name="gr3" draw:text-style-name="P6" draw:layer="layout" svg:width="0.739cm" svg:height="0.725cm" svg:x="6.611cm" svg:y="23.86cm">
          <draw:text-box>
            <text:p text:style-name="P5"><text:span text:style-name="T1">a</text:span></text:p>
          </draw:text-box>
        </draw:frame>
        <draw:custom-shape draw:style-name="gr1" draw:text-style-name="P2" draw:id="id13" draw:layer="layout" svg:width="3.175cm" svg:height="1.27cm" svg:x="6.715cm" svg:y="22.59cm">
          <text:p text:style-name="P1"><text:span text:style-name="T1">{q0, q1, q2}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4" draw:layer="layout" draw:type="line" svg:x1="10.895cm" svg:y1="24.044cm" svg:x2="9.89cm" svg:y2="23.224cm" draw:start-shape="id12" draw:start-glue-point="5" draw:end-shape="id13" draw:end-glue-point="10" svg:d="m10895 24044-1005-820">
          <text:p text:style-name="P5"/>
        </draw:connector>
        <draw:frame draw:style-name="gr3" draw:text-style-name="P6" draw:layer="layout" svg:width="1.039cm" svg:height="0.725cm" svg:x="10.121cm" svg:y="23.225cm">
          <draw:text-box>
            <text:p text:style-name="P5"><text:span text:style-name="T1">b</text:span></text:p>
          </draw:text-box>
        </draw:frame>
        <draw:connector draw:style-name="gr2" draw:text-style-name="P4" draw:layer="layout" draw:type="line" svg:x1="9.424cm" svg:y1="22.774cm" svg:x2="9.518cm" svg:y2="21.123cm" draw:start-shape="id13" draw:start-glue-point="11" draw:end-shape="id9" draw:end-glue-point="9" svg:d="m9424 22774 94-1651">
          <text:p text:style-name="P5"/>
        </draw:connector>
        <draw:frame draw:style-name="gr3" draw:text-style-name="P6" draw:layer="layout" svg:width="1.27cm" svg:height="0.725cm" svg:x="9.355cm" svg:y="21.42cm">
          <draw:text-box>
            <text:p text:style-name="P5"><text:span text:style-name="T1">a</text:span></text:p>
          </draw:text-box>
        </draw:frame>
        <draw:connector draw:style-name="gr2" draw:text-style-name="P4" draw:layer="layout" draw:type="curve" draw:line-skew="0cm 0.498cm" svg:x1="6.715cm" svg:y1="23.224cm" svg:x2="7.178cm" svg:y2="22.774cm" draw:start-shape="id13" draw:start-glue-point="6" draw:end-shape="id13" draw:end-glue-point="5" svg:d="m6715 23224c-751 0-626-318-323-501s786-228 786 51">
          <text:p text:style-name="P5"/>
        </draw:connector>
        <draw:frame draw:style-name="gr3" draw:text-style-name="P6" draw:layer="layout" svg:width="1.039cm" svg:height="0.725cm" svg:x="6.715cm" svg:y="21.955cm">
          <draw:text-box>
            <text:p text:style-name="P5"><text:span text:style-name="T1">b</text:span></text:p>
          </draw:text-box>
        </draw:frame>
        <draw:custom-shape draw:style-name="gr1" draw:text-style-name="P2" draw:layer="layout" svg:width="1.905cm" svg:height="1.005cm" svg:x="7.65cm" svg:y="20.18cm">
          <text:p text:style-name="P1"><text:span text:style-name="T1">{q0, q1}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1.905cm" svg:height="1.066cm" svg:x="10.825cm" svg:y="20.08cm">
          <text:p text:style-name="P1"><text:span text:style-name="T1">{q0, q2}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2.227cm" svg:height="0.996cm" svg:x="10.725cm" svg:y="23.96cm">
          <text:p text:style-name="P1"><text:span text:style-name="T1">{q1, q2}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2.614cm" svg:height="1.073cm" svg:x="7.016cm" svg:y="22.69cm">
          <text:p text:style-name="P1"><text:span text:style-name="T1">{q0, q1, q2}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6" draw:layer="layout" svg:width="1.341cm" svg:height="1.341cm" svg:x="12.994cm" svg:y="6.644cm">
          <text:p text:style-name="P1"><text:span text:style-name="T1">q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4" draw:layer="layout" draw:type="curve" svg:x1="14.138cm" svg:y1="6.839cm" svg:x2="13.664cm" svg:y2="6.644cm" draw:start-shape="id6" draw:start-glue-point="11" draw:end-shape="id6" draw:end-glue-point="4" svg:d="m14138 6839c0-1044-474-946-474-195">
          <text:p text:style-name="P5"/>
        </draw:connector>
        <draw:frame draw:style-name="gr3" draw:text-style-name="P6" draw:layer="layout" svg:width="0.739cm" svg:height="0.725cm" svg:x="13.9cm" svg:y="5.645cm">
          <draw:text-box>
            <text:p text:style-name="P5"><text:span text:style-name="T1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b</meta:initial-creator>
    <meta:creation-date>2010-12-11T13:49:01</meta:creation-date>
    <dc:creator>jb</dc:creator>
    <dc:date>2010-12-13T15:17:39</dc:date>
    <meta:editing-cycles>37</meta:editing-cycles>
    <meta:editing-duration>PT1H34M9S</meta:editing-duration>
    <meta:user-defined meta:name="Info 1"/>
    <meta:user-defined meta:name="Info 2"/>
    <meta:user-defined meta:name="Info 3"/>
    <meta:user-defined meta:name="Info 4"/>
    <meta:document-statistic meta:object-count="69"/>
  </office:meta>
</office:document-meta>
</file>